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E000001AD615060A118B0F31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949cm" draw:marker-end-width="0.949cm" draw:fill="none" draw:textarea-horizontal-align="justify" draw:textarea-vertical-align="middle" draw:auto-grow-height="false" fo:min-height="2.579cm" fo:min-width="7.738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5.612cm" svg:height="11.352cm" draw:z-index="0"><draw:image xlink:href="Pictures/100002010000024E000001AD615060A118B0F31C.png" xlink:type="simple" xlink:show="embed" xlink:actuate="onLoad"/></draw:frame><draw:custom-shape text:anchor-type="paragraph" draw:z-index="1" draw:name="シェイプ1" draw:style-name="gr1" draw:text-style-name="P1" svg:width="8.018cm" svg:height="2.858cm" svg:x="1.051cm" svg:y="7.9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2S</meta:editing-duration>
    <meta:editing-cycles>3</meta:editing-cycles>
    <meta:generator>LibreOffice/5.1.4.2$Windows_X86_64 LibreOffice_project/f99d75f39f1c57ebdd7ffc5f42867c12031db97a</meta:generator>
    <dc:date>2016-09-17T15:34:29.458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